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80000009A011F55D5F882D0E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ek1" text:anchor-type="paragraph" svg:x="9.573cm" svg:y="-1.044cm" svg:width="8.678cm" svg:height="4.075cm" draw:z-index="0"><draw:image xlink:href="Pictures/10000000000001480000009A011F55D5F882D0EB.jpg" xlink:type="simple" xlink:show="embed" xlink:actuate="onLoad"/></draw:frame><draw:frame draw:style-name="fr1" draw:name="Obrázek2" text:anchor-type="paragraph" svg:x="-1.127cm" svg:y="-0.85cm" svg:width="8.678cm" svg:height="4.075cm" draw:z-index="1"><draw:image xlink:href="Pictures/10000000000001480000009A011F55D5F882D0EB.jpg" xlink:type="simple" xlink:show="embed" xlink:actuate="onLoad"/></draw:frame><draw:frame draw:style-name="fr1" draw:name="Obrázek3" text:anchor-type="paragraph" svg:x="-0.953cm" svg:y="3.778cm" svg:width="8.678cm" svg:height="4.075cm" draw:z-index="2"><draw:image xlink:href="Pictures/10000000000001480000009A011F55D5F882D0EB.jpg" xlink:type="simple" xlink:show="embed" xlink:actuate="onLoad"/></draw:frame><draw:frame draw:style-name="fr1" draw:name="Obrázek4" text:anchor-type="paragraph" svg:x="9.631cm" svg:y="3.425cm" svg:width="8.678cm" svg:height="4.075cm" draw:z-index="3"><draw:image xlink:href="Pictures/10000000000001480000009A011F55D5F882D0EB.jpg" xlink:type="simple" xlink:show="embed" xlink:actuate="onLoad"/></draw:frame><draw:frame draw:style-name="fr1" draw:name="Obrázek5" text:anchor-type="paragraph" svg:x="-1.129cm" svg:y="22.77cm" svg:width="8.678cm" svg:height="4.075cm" draw:z-index="4"><draw:image xlink:href="Pictures/10000000000001480000009A011F55D5F882D0EB.jpg" xlink:type="simple" xlink:show="embed" xlink:actuate="onLoad"/></draw:frame><draw:frame draw:style-name="fr1" draw:name="Obrázek6" text:anchor-type="paragraph" svg:x="9.454cm" svg:y="22.768cm" svg:width="8.678cm" svg:height="4.075cm" draw:z-index="5"><draw:image xlink:href="Pictures/10000000000001480000009A011F55D5F882D0EB.jpg" xlink:type="simple" xlink:show="embed" xlink:actuate="onLoad"/></draw:frame><draw:frame draw:style-name="fr1" draw:name="Obrázek7" text:anchor-type="paragraph" svg:x="-1.245cm" svg:y="18.3cm" svg:width="8.678cm" svg:height="4.075cm" draw:z-index="6"><draw:image xlink:href="Pictures/10000000000001480000009A011F55D5F882D0EB.jpg" xlink:type="simple" xlink:show="embed" xlink:actuate="onLoad"/></draw:frame><draw:frame draw:style-name="fr1" draw:name="Obrázek8" text:anchor-type="paragraph" svg:x="9.338cm" svg:y="18.124cm" svg:width="8.678cm" svg:height="4.075cm" draw:z-index="7"><draw:image xlink:href="Pictures/10000000000001480000009A011F55D5F882D0EB.jpg" xlink:type="simple" xlink:show="embed" xlink:actuate="onLoad"/></draw:frame><draw:frame draw:style-name="fr1" draw:name="Obrázek9" text:anchor-type="paragraph" svg:x="-1.129cm" svg:y="13.891cm" svg:width="8.678cm" svg:height="4.075cm" draw:z-index="8"><draw:image xlink:href="Pictures/10000000000001480000009A011F55D5F882D0EB.jpg" xlink:type="simple" xlink:show="embed" xlink:actuate="onLoad"/></draw:frame><draw:frame draw:style-name="fr1" draw:name="Obrázek10" text:anchor-type="paragraph" svg:x="9.454cm" svg:y="13.598cm" svg:width="8.678cm" svg:height="4.075cm" draw:z-index="9"><draw:image xlink:href="Pictures/10000000000001480000009A011F55D5F882D0EB.jpg" xlink:type="simple" xlink:show="embed" xlink:actuate="onLoad"/></draw:frame><draw:frame draw:style-name="fr1" draw:name="Obrázek11" text:anchor-type="paragraph" svg:x="-0.953cm" svg:y="8.086cm" svg:width="8.678cm" svg:height="4.075cm" draw:z-index="10"><draw:image xlink:href="Pictures/10000000000001480000009A011F55D5F882D0EB.jpg" xlink:type="simple" xlink:show="embed" xlink:actuate="onLoad"/></draw:frame><draw:frame draw:style-name="fr1" draw:name="Obrázek12" text:anchor-type="paragraph" svg:x="9.573cm" svg:y="8.086cm" svg:width="8.678cm" svg:height="4.075cm" draw:z-index="11"><draw:image xlink:href="Pictures/10000000000001480000009A011F55D5F882D0E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2:06:47.982793712</meta:creation-date>
    <meta:print-date>2017-12-06T02:09:07.844348407</meta:print-date>
    <dc:date>2017-12-06T02:15:32.657970085</dc:date>
    <meta:editing-duration>PT8M47S</meta:editing-duration>
    <meta:editing-cycles>1</meta:editing-cycles>
    <meta:document-statistic meta:table-count="0" meta:image-count="1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